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a37" officeooo:paragraph-rsid="00017a37"/>
    </style:style>
    <style:style style:name="P2" style:family="paragraph" style:parent-style-name="Standard">
      <style:text-properties officeooo:rsid="0002614d" officeooo:paragraph-rsid="0002614d"/>
    </style:style>
    <style:style style:name="P3" style:family="paragraph" style:parent-style-name="Standard">
      <style:text-properties officeooo:rsid="0002614d" officeooo:paragraph-rsid="0004bd37"/>
    </style:style>
    <style:style style:name="P4" style:family="paragraph" style:parent-style-name="Standard">
      <style:text-properties officeooo:rsid="0002dbaf" officeooo:paragraph-rsid="0002dbaf"/>
    </style:style>
    <style:style style:name="P5" style:family="paragraph" style:parent-style-name="Standard">
      <style:text-properties officeooo:rsid="0004bd37" officeooo:paragraph-rsid="0004bd37"/>
    </style:style>
    <style:style style:name="T1" style:family="text">
      <style:text-properties officeooo:rsid="000261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bd3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o </text:p>
      <text:p text:style-name="P1">-palabra progrmacion mas grande y con menos espacion en padding_top</text:p>
      <text:p text:style-name="P1">-solo programacion de la emisora en la que estoy</text:p>
      <text:p text:style-name="P1">-<text:span text:style-name="T1">quitar emisora y sus registros.</text:span></text:p>
      <text:p text:style-name="P2">-cambio en transmision por <text:span text:style-name="T2">en vivo</text:span></text:p>
      <text:p text:style-name="P3"><text:span text:style-name="T2">-</text:span><text:span text:style-name="T4">home emisora item cambiar el diseño tal cual se tiene en el mockup</text:span></text:p>
      <text:p text:style-name="P3"><text:span text:style-name="T4"/></text:p>
      <text:p text:style-name="P4"><text:span text:style-name="T2">Emisora </text:span></text:p>
      <text:p text:style-name="P4"><text:span text:style-name="T2">regresar boton android</text:span></text:p>
      <text:p text:style-name="P4"><text:span text:style-name="T3">-info:</text:span></text:p>
      <text:p text:style-name="P4"><text:span text:style-name="T3"><text:s/>-instagram</text:span></text:p>
      <text:p text:style-name="P4"><text:span text:style-name="T3"><text:s/>-falta diseño de facebook instagram y twiter</text:span></text:p>
      <text:p text:style-name="P4"><text:span text:style-name="T3">-noticias funcional</text:span></text:p>
      <text:p text:style-name="P4"><text:span text:style-name="T3"/></text:p>
      <text:p text:style-name="P4"><text:span text:style-name="T3">-Programacion</text:span></text:p>
      <text:p text:style-name="P4"><text:span text:style-name="T3">Quitar perfil de comentaristas</text:span></text:p>
      <text:p text:style-name="P5"><text:span text:style-name="T3">galeria funcional igual al mockup <text:s/>--- enlaces---</text:span></text:p>
      <text:p text:style-name="P5"><text:span text:style-name="T3"/></text:p>
      <text:p text:style-name="P5"><text:span text:style-name="T3">Encuesta Mostrar pantalla</text:span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6:54:45.942785876</meta:creation-date>
    <dc:date>2019-03-22T17:12:55.131613489</dc:date>
    <meta:editing-duration>PT18M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74" meta:character-count="482" meta:non-whitespace-character-count="419"/>
  </office:meta>
</office:document-meta>
</file>